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B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office:value-type="float" office:value="68.4">
            <text:p>68.4</text:p>
          </table:table-cell>
          <table:table-cell table:formula="of:=[.C11]*[.E11]" office:value-type="float" office:value="68.4">
            <text:p>68.4</text:p>
          </table:table-cell>
          <table:table-cell/>
        </table:table-row>
        <table:table-row table:style-name="ro3">
          <table:table-cell table:style-name="ce2" office:value-type="string">
            <text:p>Rectangular B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office:value-type="float" office:value="30">
            <text:p>30</text:p>
          </table:table-cell>
          <table:table-cell table:formula="of:=[.C12]*[.E12]" office:value-type="float" office:value="30">
            <text:p>30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office:value-type="float" office:value="32">
            <text:p>32</text:p>
          </table:table-cell>
          <table:table-cell table:formula="of:=[.C13]*[.E13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office:value-type="float" office:value="32">
            <text:p>32</text:p>
          </table:table-cell>
          <table:table-cell table:formula="of:=[.C14]*[.E14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office:value-type="float" office:value="1">
            <text:p>1</text:p>
          </table:table-cell>
          <table:table-cell table:formula="of:=[.C15]*[.E15]" office:value-type="float" office:value="1">
            <text:p>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office:value-type="float" office:value="2">
            <text:p>2</text:p>
          </table:table-cell>
          <table:table-cell table:formula="of:=[.C16]*[.E16]" office:value-type="float" office:value="2">
            <text:p>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office:value-type="float" office:value="5">
            <text:p>5</text:p>
          </table:table-cell>
          <table:table-cell table:formula="of:=[.C17]*[.E17]" office:value-type="float" office:value="5">
            <text:p>5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office:value-type="float" office:value="441">
            <text:p>441</text:p>
          </table:table-cell>
          <table:table-cell table:formula="of:=[.C18]*[.E18]" office:value-type="float" office:value="441">
            <text:p>44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office:value-type="float" office:value="5">
            <text:p>5</text:p>
          </table:table-cell>
          <table:table-cell table:formula="of:=[.C19]*[.E19]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office:value-type="float" office:value="30">
            <text:p>30</text:p>
          </table:table-cell>
          <table:table-cell table:formula="of:=[.C20]*[.E20]" office:value-type="float" office:value="30">
            <text:p>30</text:p>
          </table:table-cell>
          <table:table-cell/>
        </table:table-row>
        <table:table-row table:style-name="ro5">
          <table:table-cell office:value-type="string">
            <text:p>Round Steel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office:value-type="float" office:value="10">
            <text:p>10</text:p>
          </table:table-cell>
          <table:table-cell table:formula="of:=[.C21]*[.E21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office:value-type="float" office:value="8">
            <text:p>8</text:p>
          </table:table-cell>
          <table:table-cell table:formula="of:=[.C22]*[.E22]"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office:value-type="float" office:value="0.25">
            <text:p>0.25</text:p>
          </table:table-cell>
          <table:table-cell table:formula="of:=[.C23]*[.E23]"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office:value-type="float" office:value="5">
            <text:p>5</text:p>
          </table:table-cell>
          <table:table-cell table:formula="of:=[.C24]*[.E24]"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Oth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office:value-type="float" office:value="17">
            <text:p>17</text:p>
          </table:table-cell>
          <table:table-cell table:formula="of:=[.C25]*[.E25]" office:value-type="float" office:value="17">
            <text:p>17</text:p>
          </table:table-cell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Oth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office:value-type="float" office:value="18">
            <text:p>18</text:p>
          </table:table-cell>
          <table:table-cell table:formula="of:=[.C26]*[.E26]" office:value-type="float" office:value="18">
            <text:p>18</text:p>
          </table:table-cell>
          <table:table-cell table:style-name="ce4" office:value-type="string">
            <text:p>http://www.amazon.com/dp/B000FMWTRU/ref=biss_dp_t_asn</text:p>
          </table:table-cell>
        </table:table-row>
        <table:table-row table:style-name="ro4">
          <table:table-cell office:value-type="string">
            <text:p>Assembly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string">
            <text:p>Base Assembly</text:p>
          </table:table-cell>
          <table:table-cell/>
          <table:table-cell table:formula="of:=[.C27]*[.E27]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Othe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 office:value-type="string">
            <text:p>Hydraulic Motor</text:p>
          </table:table-cell>
          <table:table-cell office:value-type="float" office:value="250">
            <text:p>250</text:p>
          </table:table-cell>
          <table:table-cell table:formula="of:=[.C28]*[.E28]" office:value-type="float" office:value="250">
            <text:p>25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/>
          <table:table-cell table:formula="of:=[.C29]*[.E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formula="of:=[.C30]*[.E3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/>
          <table:table-cell table:formula="of:=[.C31]*[.E3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/>
          <table:table-cell table:formula="of:=[.C32]*[.E3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/>
          <table:table-cell table:formula="of:=[.C33]*[.E3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/>
          <table:table-cell table:formula="of:=[.C34]*[.E3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/>
          <table:table-cell table:formula="of:=[.C35]*[.E3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/>
          <table:table-cell table:formula="of:=[.C36]*[.E3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/>
          <table:table-cell table:formula="of:=[.C37]*[.E3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/>
          <table:table-cell table:formula="of:=[.C38]*[.E3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/>
          <table:table-cell table:formula="of:=[.C39]*[.E3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/>
          <table:table-cell table:formula="of:=[.C40]*[.E40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/>
          <table:table-cell table:formula="of:=[.C41]*[.E4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/>
          <table:table-cell table:formula="of:=[.C42]*[.E4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/>
          <table:table-cell table:formula="of:=[.C43]*[.E4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/>
          <table:table-cell table:formula="of:=[.C44]*[.E4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/>
          <table:table-cell table:formula="of:=[.C45]*[.E4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/>
          <table:table-cell table:formula="of:=[.C46]*[.E4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/>
          <table:table-cell table:formula="of:=[.C47]*[.E4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/>
          <table:table-cell table:formula="of:=[.C48]*[.E4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/>
          <table:table-cell/>
          <table:table-cell table:formula="of:=[.C49]*[.E4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/>
          <table:table-cell table:formula="of:=[.C50]*[.E5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/>
          <table:table-cell table:formula="of:=[.C51]*[.E5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/>
          <table:table-cell table:formula="of:=[.C52]*[.E5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/>
          <table:table-cell table:formula="of:=[.C53]*[.E5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/>
          <table:table-cell table:formula="of:=[.C54]*[.E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/>
          <table:table-cell table:formula="of:=[.C55]*[.E5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/>
          <table:table-cell table:formula="of:=[.C56]*[.E5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/>
          <table:table-cell table:formula="of:=[.C57]*[.E5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/>
          <table:table-cell table:formula="of:=[.C58]*[.E5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Short Spacer</text:p>
          </table:table-cell>
          <table:table-cell/>
          <table:table-cell table:formula="of:=[.C59]*[.E5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50">
            <text:p>5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.25” x 2” x 12”</text:p>
          </table:table-cell>
          <table:table-cell/>
          <table:table-cell table:formula="of:=[.C60]*[.E6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/>
          <table:table-cell table:formula="of:=[.C61]*[.E6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/>
          <table:table-cell table:formula="of:=[.C62]*[.E6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/>
          <table:table-cell table:formula="of:=[.C63]*[.E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/>
          <table:table-cell table:formula="of:=[.C64]*[.E6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/>
          <table:table-cell table:formula="of:=[.C65]*[.E6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office:value-type="float" office:value="0.3">
            <text:p>0.3</text:p>
          </table:table-cell>
          <table:table-cell table:formula="of:=[.C66]*[.E66]" office:value-type="float" office:value="2.1">
            <text:p>2.1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office:value-type="float" office:value="0.3">
            <text:p>0.3</text:p>
          </table:table-cell>
          <table:table-cell table:formula="of:=[.C67]*[.E67]" office:value-type="float" office:value="7.8">
            <text:p>7.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office:value-type="float" office:value="1.8">
            <text:p>1.8</text:p>
          </table:table-cell>
          <table:table-cell table:formula="of:=[.C68]*[.E68]" office:value-type="float" office:value="18">
            <text:p>1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office:value-type="float" office:value="2">
            <text:p>2</text:p>
          </table:table-cell>
          <table:table-cell table:formula="of:=[.C69]*[.E69]" office:value-type="float" office:value="18">
            <text:p>18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M12x1.75 Nut</text:p>
          </table:table-cell>
          <table:table-cell office:value-type="float" office:value="0.1315">
            <text:p>0.1315</text:p>
          </table:table-cell>
          <table:table-cell table:formula="of:=[.C70]*[.E70]" office:value-type="float" office:value="0.9205">
            <text:p>0.9205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Acme 1-1/4”-5 Right-hand Thread Nut</text:p>
          </table:table-cell>
          <table:table-cell office:value-type="float" office:value="10">
            <text:p>10</text:p>
          </table:table-cell>
          <table:table-cell table:formula="of:=[.C71]*[.E71]" office:value-type="float" office:value="20">
            <text:p>2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Acme 1-1/4”-5 Left-hand Thread Nut</text:p>
          </table:table-cell>
          <table:table-cell office:value-type="float" office:value="10">
            <text:p>10</text:p>
          </table:table-cell>
          <table:table-cell table:formula="of:=[.C72]*[.E72]" office:value-type="float" office:value="10">
            <text:p>1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3' Lg</text:p>
          </table:table-cell>
          <table:table-cell office:value-type="float" office:value="60">
            <text:p>60</text:p>
          </table:table-cell>
          <table:table-cell table:formula="of:=[.C73]*[.E73]" office:value-type="float" office:value="60">
            <text:p>6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3' Lg</text:p>
          </table:table-cell>
          <table:table-cell office:value-type="float" office:value="60">
            <text:p>60</text:p>
          </table:table-cell>
          <table:table-cell table:formula="of:=[.C74]*[.E74]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/>
          <table:table-cell/>
          <table:table-cell table:formula="of:=[.C75]*[.E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/>
          <table:table-cell/>
          <table:table-cell table:formula="of:=[.C76]*[.E76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office:value-type="float" office:value="12">
            <text:p>12</text:p>
          </table:table-cell>
          <table:table-cell table:formula="of:=[.C77]*[.E77]" office:value-type="float" office:value="72">
            <text:p>72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8">
            <text:p>68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80mm Lg</text:p>
          </table:table-cell>
          <table:table-cell/>
          <table:table-cell table:formula="of:=[.C78]*[.E78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250mm Lg</text:p>
          </table:table-cell>
          <table:table-cell/>
          <table:table-cell table:formula="of:=[.C79]*[.E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wivel Assembly</text:p>
          </table:table-cell>
          <table:table-cell/>
          <table:table-cell table:formula="of:=[.C80]*[.E8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orward Stop</text:p>
          </table:table-cell>
          <table:table-cell/>
          <table:table-cell table:formula="of:=[.C81]*[.E8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2">
            <text:p>7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ackward Stop</text:p>
          </table:table-cell>
          <table:table-cell/>
          <table:table-cell table:formula="of:=[.C82]*[.E8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old Stop</text:p>
          </table:table-cell>
          <table:table-cell/>
          <table:table-cell table:formula="of:=[.C83]*[.E83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Fastener</text:p>
          </table:table-cell>
          <table:table-cell office:value-type="float" office:value="74">
            <text:p>74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Left-hand Thread 250mm Lg with Flat</text:p>
          </table:table-cell>
          <table:table-cell/>
          <table:table-cell table:formula="of:=[.C84]*[.E8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5">
            <text:p>7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ise Assembly</text:p>
          </table:table-cell>
          <table:table-cell/>
          <table:table-cell table:formula="of:=[.C85]*[.E8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6">
            <text:p>7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Rotation Assembly</text:p>
          </table:table-cell>
          <table:table-cell/>
          <table:table-cell table:formula="of:=[.C86]*[.E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7">
            <text:p>7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lade Assembly</text:p>
          </table:table-cell>
          <table:table-cell/>
          <table:table-cell table:formula="of:=[.C87]*[.E8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8">
            <text:p>7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Assembly</text:p>
          </table:table-cell>
          <table:table-cell/>
          <table:table-cell table:formula="of:=[.C88]*[.E8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olant Pump Assembly</text:p>
          </table:table-cell>
          <table:table-cell/>
          <table:table-cell table:formula="of:=[.C89]*[.E8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ixed Block with Raisers</text:p>
          </table:table-cell>
          <table:table-cell/>
          <table:table-cell table:formula="of:=[.C90]*[.E9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1">
            <text:p>8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oving Block with Clamp Blocks</text:p>
          </table:table-cell>
          <table:table-cell/>
          <table:table-cell table:formula="of:=[.C91]*[.E9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2">
            <text:p>8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upling with Setscrews</text:p>
          </table:table-cell>
          <table:table-cell/>
          <table:table-cell table:formula="of:=[.C92]*[.E9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3">
            <text:p>83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Axial Radial Shaft Collar with Setscrews</text:p>
          </table:table-cell>
          <table:table-cell/>
          <table:table-cell table:formula="of:=[.C93]*[.E9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ther</text:p>
          </table:table-cell>
          <table:table-cell office:value-type="float" office:value="84">
            <text:p>8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Blade 350mm Dia</text:p>
          </table:table-cell>
          <table:table-cell office:value-type="float" office:value="150">
            <text:p>150</text:p>
          </table:table-cell>
          <table:table-cell table:formula="of:=[.C94]*[.E94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5">
            <text:p>8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llar with Setscrew</text:p>
          </table:table-cell>
          <table:table-cell/>
          <table:table-cell table:formula="of:=[.C95]*[.E9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6">
            <text:p>86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Washer 34mm ID 60mm OD</text:p>
          </table:table-cell>
          <table:table-cell office:value-type="float" office:value="0.1">
            <text:p>0.1</text:p>
          </table:table-cell>
          <table:table-cell table:formula="of:=[.C96]*[.E96]"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7">
            <text:p>87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Washer 14mm ID 25mm OD</text:p>
          </table:table-cell>
          <table:table-cell office:value-type="float" office:value="0.1">
            <text:p>0.1</text:p>
          </table:table-cell>
          <table:table-cell table:formula="of:=[.C97]*[.E97]" office:value-type="float" office:value="0.4">
            <text:p>0.4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Default"/>
          <table:table-cell table:style-name="Default"/>
          <table:table-cell/>
          <table:table-cell table:formula="of:=[.C98]*[.E9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Default"/>
          <table:table-cell table:style-name="Default"/>
          <table:table-cell/>
          <table:table-cell table:formula="of:=[.C99]*[.E99]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/>
          <table:table-cell/>
          <table:table-cell table:formula="of:=[.C100]*[.E100]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XXX</text:p>
          </table:table-cell>
          <table:table-cell table:style-name="Default" table:number-columns-repeated="2"/>
          <table:table-cell/>
          <table:table-cell table:formula="of:=SUM([.F11:.F100])" office:value-type="float" office:value="1374.4705">
            <text:p>1374.4705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2012-08-11</text:date>, <text:time>12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11T12:56:17.40</dc:date>
    <meta:editing-duration>PT10H45M23S</meta:editing-duration>
    <meta:editing-cycles>90</meta:editing-cycles>
    <meta:generator>LibreOffice/3.3$Win32 LibreOffice_project/330m19$Build-202</meta:generator>
    <meta:document-statistic meta:table-count="3" meta:cell-count="542" meta:object-count="0"/>
  </office:meta>
</office:document-meta>
</file>